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18" office:value-type="string" calcext:value-type="string">
            <text:p>UTECA</text:p>
          </table:table-cell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Saeko Grade</text:p>
          </table:table-cell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Presentation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H14];[.L14];[.P14]))+(0.3*AVERAGE([.I14];[.M14];[.Q14]))+(0.3*AVERAGE([.J14];[.N14];[.Q14]))+(0.3*[.T14])" office:value-type="float" office:value="8.12" calcext:value-type="float">
            <text:p>8.1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H15];[.L15];[.P15]))+(0.3*AVERAGE([.I15];[.M15];[.Q15]))+(0.3*AVERAGE([.J15];[.N15];[.Q15]))+(0.3*[.T15])" office:value-type="float" office:value="9.18" calcext:value-type="float">
            <text:p>9.2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H16];[.L16];[.P16]))+(0.3*AVERAGE([.I16];[.M16];[.Q16]))+(0.3*AVERAGE([.J16];[.N16];[.Q16]))+(0.3*[.T16])" office:value-type="float" office:value="9.56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H17];[.L17];[.P17]))+(0.3*AVERAGE([.I17];[.M17];[.Q17]))+(0.3*AVERAGE([.J17];[.N17];[.Q17]))+(0.3*[.T17])" office:value-type="float" office:value="8.24" calcext:value-type="float">
            <text:p>8.2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H18];[.L18];[.P18]))+(0.3*AVERAGE([.I18];[.M18];[.Q18]))+(0.3*AVERAGE([.J18];[.N18];[.Q18]))+(0.3*[.T18])" office:value-type="float" office:value="8.85" calcext:value-type="float">
            <text:p>8.9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H19];[.L19];[.P19]))+(0.3*AVERAGE([.I19];[.M19];[.Q19]))+(0.3*AVERAGE([.J19];[.N19];[.Q19]))+(0.3*[.T19])" office:value-type="float" office:value="9.38" calcext:value-type="float">
            <text:p>9.4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H20];[.L20];[.P20]))+(0.3*AVERAGE([.I20];[.M20];[.Q20]))+(0.3*AVERAGE([.J20];[.N20];[.Q20]))+(0.3*[.T20])" office:value-type="float" office:value="9.36" calcext:value-type="float">
            <text:p>9.4</text:p>
          </table:table-cell>
          <table:table-cell table:style-name="ce119"/>
          <table:table-cell table:style-name="ce2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H21];[.L21];[.P21]))+(0.3*AVERAGE([.I21];[.M21];[.Q21]))+(0.3*AVERAGE([.J21];[.N21];[.Q21]))+(0.3*[.T21])" office:value-type="float" office:value="9" calcext:value-type="float">
            <text:p>9.0</text:p>
          </table:table-cell>
          <table:table-cell table:style-name="ce113"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H22];[.L22];[.P22]))+(0.3*AVERAGE([.I22];[.M22];[.Q22]))+(0.3*AVERAGE([.J22];[.N22];[.Q22]))+(0.3*[.T22])" office:value-type="float" office:value="9.16" calcext:value-type="float">
            <text:p>9.2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H23];[.L23];[.P23]))+(0.3*AVERAGE([.I23];[.M23];[.Q23]))+(0.3*AVERAGE([.J23];[.N23];[.Q23]))+(0.3*[.T23])" office:value-type="float" office:value="9.51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H24];[.L24];[.P24]))+(0.3*AVERAGE([.I24];[.M24];[.Q24]))+(0.3*AVERAGE([.J24];[.N24];[.Q24]))+(0.3*[.T24])" office:value-type="float" office:value="8.29" calcext:value-type="float">
            <text:p>8.3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alvado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H25];[.L25];[.P25]))+(0.3*AVERAGE([.I25];[.M25];[.Q25]))+(0.3*AVERAGE([.J25];[.N25];[.Q25]))+(0.3*[.T25])" office:value-type="float" office:value="8.33" calcext:value-type="float">
            <text:p>8.3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1" calcext:value-type="float">
            <text:p>8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18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H26];[.L26];[.P26]))+(0.3*AVERAGE([.I26];[.M26];[.Q26]))+(0.3*AVERAGE([.J26];[.N26];[.Q26]))+(0.3*[.T26])" office:value-type="float" office:value="9.47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H27];[.L27];[.P27]))+(0.3*AVERAGE([.I27];[.M27];[.Q27]))+(0.3*AVERAGE([.J27];[.N27];[.Q27]))+(0.3*[.T27])" office:value-type="float" office:value="9.17" calcext:value-type="float">
            <text:p>9.2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6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9:16:26.952017664</dc:date>
    <meta:editing-duration>P2DT18H42M41S</meta:editing-duration>
    <meta:editing-cycles>553</meta:editing-cycles>
    <meta:generator>LibreOffice/7.3.7.2$Linux_X86_64 LibreOffice_project/30$Build-2</meta:generator>
    <meta:document-statistic meta:table-count="1" meta:cell-count="246" meta:object-count="0"/>
  </office:meta>
</office:document-meta>
</file>